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Run information ===</text:p>
      <text:p text:style-name="Standard"/>
      <text:p text:style-name="Standard">Scheme: <text:s text:c="6"/>weka.classifiers.trees.J48 -U -M 2</text:p>
      <text:p text:style-name="Standard">Relation: <text:s text:c="4"/>Maiores salarios de 100 jogadores</text:p>
      <text:p text:style-name="Standard">Instances: <text:s text:c="3"/>100</text:p>
      <text:p text:style-name="Standard">Attributes: <text:s text:c="2"/>4</text:p>
      <text:p text:style-name="Standard"><text:s text:c="14"/>Nome</text:p>
      <text:p text:style-name="Standard"><text:s text:c="14"/>Clube</text:p>
      <text:p text:style-name="Standard"><text:s text:c="14"/>Idade</text:p>
      <text:p text:style-name="Standard"><text:s text:c="14"/>Salário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>J48 unpruned tree</text:p>
      <text:p text:style-name="Standard">------------------</text:p>
      <text:p text:style-name="Standard"/>
      <text:p text:style-name="Standard">Salário &lt;= 145000</text:p>
      <text:p text:style-name="Standard">| <text:s text:c="2"/>Salário &lt;= 84000</text:p>
      <text:p text:style-name="Standard">| <text:s text:c="2"/>| <text:s text:c="2"/>Salário &lt;= 60000: AS Monaco (4.0/2.0)</text:p>
      <text:p text:style-name="Standard">| <text:s text:c="2"/>| <text:s text:c="2"/>Salário &gt; 60000: Atletico Madrid (5.0/1.0)</text:p>
      <text:p text:style-name="Standard">| <text:s text:c="2"/>Salário &gt; 84000</text:p>
      <text:p text:style-name="Standard">| <text:s text:c="2"/>| <text:s text:c="2"/>Idade &lt;= 30</text:p>
      <text:p text:style-name="Standard">| <text:s text:c="2"/>| <text:s text:c="2"/>| <text:s text:c="2"/>Salário &lt;= 125000</text:p>
      <text:p text:style-name="Standard">| <text:s text:c="2"/>| <text:s text:c="2"/>| <text:s text:c="2"/>| <text:s text:c="2"/>Idade &lt;= 27: Tottenham Hotspur (2.0/1.0)</text:p>
      <text:p text:style-name="Standard">| <text:s text:c="2"/>| <text:s text:c="2"/>| <text:s text:c="2"/>| <text:s text:c="2"/>Idade &gt; 27: Borussia Dortmund (2.0)</text:p>
      <text:p text:style-name="Standard">| <text:s text:c="2"/>| <text:s text:c="2"/>| <text:s text:c="2"/>Salário &gt; 125000</text:p>
      <text:p text:style-name="Standard">| <text:s text:c="2"/>| <text:s text:c="2"/>| <text:s text:c="2"/>| <text:s text:c="2"/>Idade &lt;= 29: Paris Saint-Germain (4.0/2.0)</text:p>
      <text:p text:style-name="Standard">| <text:s text:c="2"/>| <text:s text:c="2"/>| <text:s text:c="2"/>| <text:s text:c="2"/>Idade &gt; 29: Juventus (3.0/2.0)</text:p>
      <text:p text:style-name="Standard">| <text:s text:c="2"/>| <text:s text:c="2"/>Idade &gt; 30</text:p>
      <text:p text:style-name="Standard">| <text:s text:c="2"/>| <text:s text:c="2"/>| <text:s text:c="2"/>Idade &lt;= 33: Inter (3.0/1.0)</text:p>
      <text:p text:style-name="Standard">| <text:s text:c="2"/>| <text:s text:c="2"/>| <text:s text:c="2"/>Idade &gt; 33</text:p>
      <text:p text:style-name="Standard">| <text:s text:c="2"/>| <text:s text:c="2"/>| <text:s text:c="2"/>| <text:s text:c="2"/>Idade &lt;= 35: Arsenal (2.0/1.0)</text:p>
      <text:p text:style-name="Standard">| <text:s text:c="2"/>| <text:s text:c="2"/>| <text:s text:c="2"/>| <text:s text:c="2"/>Idade &gt; 35: Juventus (2.0)</text:p>
      <text:p text:style-name="Standard">Salário &gt; 145000</text:p>
      <text:p text:style-name="Standard">| <text:s text:c="2"/>Salário &lt;= 240000</text:p>
      <text:p text:style-name="Standard">| <text:s text:c="2"/>| <text:s text:c="2"/>Salário &lt;= 175000</text:p>
      <text:p text:style-name="Standard">| <text:s text:c="2"/>| <text:s text:c="2"/>| <text:s text:c="2"/>Salário &lt;= 160000</text:p>
      <text:p text:style-name="Standard">| <text:s text:c="2"/>| <text:s text:c="2"/>| <text:s text:c="2"/>| <text:s text:c="2"/>Salário &lt;= 155000: FC Barcelona (4.0/3.0)</text:p>
      <text:p text:style-name="Standard">| <text:s text:c="2"/>| <text:s text:c="2"/>| <text:s text:c="2"/>| <text:s text:c="2"/>Salário &gt; 155000: Juventus (5.0/3.0)</text:p>
      <text:p text:style-name="Standard">| <text:s text:c="2"/>| <text:s text:c="2"/>| <text:s text:c="2"/>Salário &gt; 160000</text:p>
      <text:p text:style-name="Standard">| <text:s text:c="2"/>| <text:s text:c="2"/>| <text:s text:c="2"/>| <text:s text:c="2"/>Salário &lt;= 170000</text:p>
      <text:p text:style-name="Standard">| <text:s text:c="2"/>| <text:s text:c="2"/>| <text:s text:c="2"/>| <text:s text:c="2"/>| <text:s text:c="2"/>Salário &lt;= 165000: Tottenham Hotspur (8.0/4.0)</text:p>
      <text:p text:style-name="Standard">| <text:s text:c="2"/>| <text:s text:c="2"/>| <text:s text:c="2"/>| <text:s text:c="2"/>| <text:s text:c="2"/>Salário &gt; 165000: Chelsea (2.0/1.0)</text:p>
      <text:p text:style-name="Standard">| <text:s text:c="2"/>| <text:s text:c="2"/>| <text:s text:c="2"/>| <text:s text:c="2"/>Salário &gt; 170000</text:p>
      <text:p text:style-name="Standard">| <text:s text:c="2"/>| <text:s text:c="2"/>| <text:s text:c="2"/>| <text:s text:c="2"/>| <text:s text:c="2"/>Idade &lt;= 25: Real Madrid CF (3.0/1.0)</text:p>
      <text:p text:style-name="Standard">| <text:s text:c="2"/>| <text:s text:c="2"/>| <text:s text:c="2"/>| <text:s text:c="2"/>| <text:s text:c="2"/>Idade &gt; 25: Paris Saint-Germain (3.0/2.0)</text:p>
      <text:p text:style-name="Standard">| <text:s text:c="2"/>| <text:s text:c="2"/>Salário &gt; 175000</text:p>
      <text:p text:style-name="Standard">| <text:s text:c="2"/>| <text:s text:c="2"/>| <text:s text:c="2"/>Salário &lt;= 210000</text:p>
      <text:p text:style-name="Standard">| <text:s text:c="2"/>| <text:s text:c="2"/>| <text:s text:c="2"/>| <text:s text:c="2"/>Salário &lt;= 190000: Chelsea (6.0/3.0)</text:p>
      <text:p text:style-name="Standard">| <text:s text:c="2"/>| <text:s text:c="2"/>| <text:s text:c="2"/>| <text:s text:c="2"/>Salário &gt; 190000</text:p>
      <text:p text:style-name="Standard">| <text:s text:c="2"/>| <text:s text:c="2"/>| <text:s text:c="2"/>| <text:s text:c="2"/>| <text:s text:c="2"/>Idade &lt;= 29: Manchester United (5.0/2.0)</text:p>
      <text:p text:style-name="Standard"><text:soft-page-break/>| <text:s text:c="2"/>| <text:s text:c="2"/>| <text:s text:c="2"/>| <text:s text:c="2"/>| <text:s text:c="2"/>Idade &gt; 29: Chelsea (2.0/1.0)</text:p>
      <text:p text:style-name="Standard">| <text:s text:c="2"/>| <text:s text:c="2"/>| <text:s text:c="2"/>Salário &gt; 210000</text:p>
      <text:p text:style-name="Standard">| <text:s text:c="2"/>| <text:s text:c="2"/>| <text:s text:c="2"/>| <text:s text:c="2"/>Salário &lt;= 230000</text:p>
      <text:p text:style-name="Standard">| <text:s text:c="2"/>| <text:s text:c="2"/>| <text:s text:c="2"/>| <text:s text:c="2"/>| <text:s text:c="2"/>Salário &lt;= 215000</text:p>
      <text:p text:style-name="Standard">| <text:s text:c="2"/>| <text:s text:c="2"/>| <text:s text:c="2"/>| <text:s text:c="2"/>| <text:s text:c="2"/>| <text:s text:c="2"/>Idade &lt;= 27: Manchester United (2.0/1.0)</text:p>
      <text:p text:style-name="Standard">| <text:s text:c="2"/>| <text:s text:c="2"/>| <text:s text:c="2"/>| <text:s text:c="2"/>| <text:s text:c="2"/>| <text:s text:c="2"/>Idade &gt; 27: FC Bayern Munich (3.0/1.0)</text:p>
      <text:p text:style-name="Standard">| <text:s text:c="2"/>| <text:s text:c="2"/>| <text:s text:c="2"/>| <text:s text:c="2"/>| <text:s text:c="2"/>Salário &gt; 215000: FC Bayern Munich (5.0/2.0)</text:p>
      <text:p text:style-name="Standard">| <text:s text:c="2"/>| <text:s text:c="2"/>| <text:s text:c="2"/>| <text:s text:c="2"/>Salário &gt; 230000: FC Barcelona (3.0/2.0)</text:p>
      <text:p text:style-name="Standard">| <text:s text:c="2"/>Salário &gt; 240000</text:p>
      <text:p text:style-name="Standard">| <text:s text:c="2"/>| <text:s text:c="2"/>Idade &lt;= 28</text:p>
      <text:p text:style-name="Standard">| <text:s text:c="2"/>| <text:s text:c="2"/>| <text:s text:c="2"/>Idade &lt;= 27</text:p>
      <text:p text:style-name="Standard">| <text:s text:c="2"/>| <text:s text:c="2"/>| <text:s text:c="2"/>| <text:s text:c="2"/>Idade &lt;= 25: Real Madrid CF (3.0/2.0)</text:p>
      <text:p text:style-name="Standard">| <text:s text:c="2"/>| <text:s text:c="2"/>| <text:s text:c="2"/>| <text:s text:c="2"/>Idade &gt; 25</text:p>
      <text:p text:style-name="Standard">| <text:s text:c="2"/>| <text:s text:c="2"/>| <text:s text:c="2"/>| <text:s text:c="2"/>| <text:s text:c="2"/>Idade &lt;= 26: Chelsea (2.0/1.0)</text:p>
      <text:p text:style-name="Standard">| <text:s text:c="2"/>| <text:s text:c="2"/>| <text:s text:c="2"/>| <text:s text:c="2"/>| <text:s text:c="2"/>Idade &gt; 26: Real Madrid CF (2.0)</text:p>
      <text:p text:style-name="Standard">| <text:s text:c="2"/>| <text:s text:c="2"/>| <text:s text:c="2"/>Idade &gt; 27: Arsenal (4.0/2.0)</text:p>
      <text:p text:style-name="Standard">| <text:s text:c="2"/>| <text:s text:c="2"/>Idade &gt; 28</text:p>
      <text:p text:style-name="Standard">| <text:s text:c="2"/>| <text:s text:c="2"/>| <text:s text:c="2"/>Idade &lt;= 29: Real Madrid CF (5.0/3.0)</text:p>
      <text:p text:style-name="Standard">| <text:s text:c="2"/>| <text:s text:c="2"/>| <text:s text:c="2"/>Idade &gt; 29</text:p>
      <text:p text:style-name="Standard">| <text:s text:c="2"/>| <text:s text:c="2"/>| <text:s text:c="2"/>| <text:s text:c="2"/>Idade &lt;= 30: FC Barcelona (2.0)</text:p>
      <text:p text:style-name="Standard">| <text:s text:c="2"/>| <text:s text:c="2"/>| <text:s text:c="2"/>| <text:s text:c="2"/>Idade &gt; 30: Real Madrid CF (4.0/1.0)</text:p>
      <text:p text:style-name="Standard"/>
      <text:p text:style-name="Standard">Number of Leaves <text:s/>: <text:tab/>29</text:p>
      <text:p text:style-name="Standard"/>
      <text:p text:style-name="Standard">Size of the tree : <text:tab/>57</text:p>
      <text:p text:style-name="Standard"/>
      <text:p text:style-name="Standard"/>
      <text:p text:style-name="Standard">Time taken to build model: 0 seconds</text:p>
      <text:p text:style-name="Standard"/>
      <text:p text:style-name="Standard">=== Stratified cross-validation ===</text:p>
      <text:p text:style-name="Standard">=== Summary ===</text:p>
      <text:p text:style-name="Standard"/>
      <text:p text:style-name="Standard">Correctly Classified Instances <text:s text:c="9"/>18 <text:s text:c="14"/>18 <text:s text:c="5"/>%</text:p>
      <text:p text:style-name="Standard">Incorrectly Classified Instances <text:s text:c="7"/>82 <text:s text:c="14"/>82 <text:s text:c="5"/>%</text:p>
      <text:p text:style-name="Standard">Kappa statistic <text:s text:c="25"/>0.1081</text:p>
      <text:p text:style-name="Standard">Mean absolute error <text:s text:c="21"/>0.0792</text:p>
      <text:p text:style-name="Standard">Root mean squared error <text:s text:c="17"/>0.2351</text:p>
      <text:p text:style-name="Standard">Relative absolute error <text:s text:c="16"/>92.9918 %</text:p>
      <text:p text:style-name="Standard">Root relative squared error <text:s text:c="11"/>113.9883 %</text:p>
      <text:p text:style-name="Standard">Total Number of Instances <text:s text:c="13"/>100 <text:s text:c="4"/></text:p>
      <text:p text:style-name="Standard"/>
      <text:p text:style-name="Standard">=== Detailed Accuracy By Class ===</text:p>
      <text:p text:style-name="Standard"/>
      <text:p text:style-name="Standard"><text:s text:c="17"/>TP Rate <text:s/>FP Rate <text:s/>Precision <text:s/>Recall <text:s text:c="2"/>F-Measure <text:s/>MCC <text:s text:c="5"/>ROC Area <text:s/>PRC Area <text:s/>Class</text:p>
      <text:p text:style-name="Standard"><text:s text:c="17"/>0,417 <text:s text:c="3"/>0,136 <text:s text:c="3"/>0,294 <text:s text:c="5"/>0,417 <text:s text:c="3"/>0,345 <text:s text:c="5"/>0,242 <text:s text:c="3"/>0,646 <text:s text:c="4"/>0,207 <text:s text:c="4"/>Real Madrid CF</text:p>
      <text:p text:style-name="Standard"><text:s text:c="17"/>0,000 <text:s text:c="3"/>0,087 <text:s text:c="3"/>0,000 <text:s text:c="5"/>0,000 <text:s text:c="3"/>0,000 <text:s text:c="5"/>-0,087 <text:s text:c="2"/>0,615 <text:s text:c="4"/>0,104 <text:s text:c="4"/>FC Barcelona</text:p>
      <text:p text:style-name="Standard"><text:s text:c="17"/>0,000 <text:s text:c="3"/>0,105 <text:s text:c="3"/>0,000 <text:s text:c="5"/>0,000 <text:s text:c="3"/>0,000 <text:s text:c="5"/>-0,076 <text:s text:c="2"/>0,405 <text:s text:c="4"/>0,050 <text:s text:c="4"/>Paris Saint-Germain</text:p>
      <text:p text:style-name="Standard"><text:s text:c="17"/>0,083 <text:s text:c="3"/>0,148 <text:s text:c="3"/>0,071 <text:s text:c="5"/>0,083 <text:s text:c="3"/>0,077 <text:s text:c="5"/>-0,060 <text:s text:c="2"/>0,399 <text:s text:c="4"/>0,118 <text:s text:c="4"/>FC Bayern Munich</text:p>
      <text:p text:style-name="Standard"><text:s text:c="17"/>0,333 <text:s text:c="3"/>0,064 <text:s text:c="3"/>0,250 <text:s text:c="5"/>0,333 <text:s text:c="3"/>0,286 <text:s text:c="5"/>0,236 <text:s text:c="3"/>0,592 <text:s text:c="4"/>0,114 <text:s text:c="4"/>Manchester United</text:p>
      <text:p text:style-name="Standard"><text:s text:c="17"/>0,250 <text:s text:c="3"/>0,054 <text:s text:c="3"/>0,286 <text:s text:c="5"/>0,250 <text:s text:c="3"/>0,267 <text:s text:c="5"/>0,208 <text:s text:c="3"/>0,550 <text:s text:c="4"/>0,158 <text:s text:c="4"/>Chelsea</text:p>
      <text:p text:style-name="Standard"><text:s text:c="17"/>0,222 <text:s text:c="3"/>0,121 <text:s text:c="3"/>0,154 <text:s text:c="5"/>0,222 <text:s text:c="3"/>0,182 <text:s text:c="5"/>0,086 <text:s text:c="3"/>0,529 <text:s text:c="4"/>0,106 <text:s text:c="4"/>Juventus</text:p>
      <text:p text:style-name="Standard"><text:s text:c="17"/>0,000 <text:s text:c="3"/>0,000 <text:s text:c="3"/>? <text:s text:c="9"/>0,000 <text:s text:c="3"/>? <text:s text:c="9"/>? <text:s text:c="7"/>0,351 <text:s text:c="4"/>0,060 <text:s text:c="4"/>Manchester City</text:p>
      <text:p text:style-name="Standard"><text:soft-page-break/><text:s text:c="17"/>0,000 <text:s text:c="3"/>0,010 <text:s text:c="3"/>0,000 <text:s text:c="5"/>0,000 <text:s text:c="3"/>0,000 <text:s text:c="5"/>-0,021 <text:s text:c="2"/>0,720 <text:s text:c="4"/>0,187 <text:s text:c="4"/>Arsenal</text:p>
      <text:p text:style-name="Standard"><text:s text:c="17"/>0,500 <text:s text:c="3"/>0,032 <text:s text:c="3"/>0,500 <text:s text:c="5"/>0,500 <text:s text:c="3"/>0,500 <text:s text:c="5"/>0,468 <text:s text:c="3"/>0,718 <text:s text:c="4"/>0,330 <text:s text:c="4"/>Atletico Madrid</text:p>
      <text:p text:style-name="Standard"><text:s text:c="17"/>0,333 <text:s text:c="3"/>0,021 <text:s text:c="3"/>0,333 <text:s text:c="5"/>0,333 <text:s text:c="3"/>0,333 <text:s text:c="5"/>0,313 <text:s text:c="3"/>0,632 <text:s text:c="4"/>0,131 <text:s text:c="4"/>Borussia Dortmund</text:p>
      <text:p text:style-name="Standard"><text:s text:c="17"/>0,000 <text:s text:c="3"/>0,000 <text:s text:c="3"/>? <text:s text:c="9"/>0,000 <text:s text:c="3"/>? <text:s text:c="9"/>? <text:s text:c="7"/>0,490 <text:s text:c="4"/>0,010 <text:s text:c="4"/>Milan</text:p>
      <text:p text:style-name="Standard"><text:s text:c="17"/>0,333 <text:s text:c="3"/>0,043 <text:s text:c="3"/>0,333 <text:s text:c="5"/>0,333 <text:s text:c="3"/>0,333 <text:s text:c="5"/>0,291 <text:s text:c="3"/>0,691 <text:s text:c="4"/>0,183 <text:s text:c="4"/>Tottenham Hotspur</text:p>
      <text:p text:style-name="Standard"><text:s text:c="17"/>0,000 <text:s text:c="3"/>0,010 <text:s text:c="3"/>0,000 <text:s text:c="5"/>0,000 <text:s text:c="3"/>0,000 <text:s text:c="5"/>-0,018 <text:s text:c="2"/>0,454 <text:s text:c="4"/>0,030 <text:s text:c="4"/>Napoli</text:p>
      <text:p text:style-name="Standard"><text:s text:c="17"/>0,000 <text:s text:c="3"/>0,020 <text:s text:c="3"/>0,000 <text:s text:c="5"/>0,000 <text:s text:c="3"/>0,000 <text:s text:c="5"/>-0,020 <text:s text:c="2"/>0,480 <text:s text:c="4"/>0,020 <text:s text:c="4"/>Inter</text:p>
      <text:p text:style-name="Standard"><text:s text:c="17"/>0,000 <text:s text:c="3"/>0,010 <text:s text:c="3"/>0,000 <text:s text:c="5"/>0,000 <text:s text:c="3"/>0,000 <text:s text:c="5"/>-0,014 <text:s text:c="2"/>0,712 <text:s text:c="4"/>0,081 <text:s text:c="4"/>Liverpool</text:p>
      <text:p text:style-name="Standard"><text:s text:c="17"/>0,000 <text:s text:c="3"/>0,000 <text:s text:c="3"/>? <text:s text:c="9"/>0,000 <text:s text:c="3"/>? <text:s text:c="9"/>? <text:s text:c="7"/>0,480 <text:s text:c="4"/>0,010 <text:s text:c="4"/>Roma</text:p>
      <text:p text:style-name="Standard"><text:s text:c="17"/>0,000 <text:s text:c="3"/>0,000 <text:s text:c="3"/>? <text:s text:c="9"/>0,000 <text:s text:c="3"/>? <text:s text:c="9"/>? <text:s text:c="7"/>0,480 <text:s text:c="4"/>0,010 <text:s text:c="4"/>Besiktas</text:p>
      <text:p text:style-name="Standard"><text:s text:c="17"/>0,000 <text:s text:c="3"/>0,020 <text:s text:c="3"/>0,000 <text:s text:c="5"/>0,000 <text:s text:c="3"/>0,000 <text:s text:c="5"/>-0,020 <text:s text:c="2"/>0,490 <text:s text:c="4"/>0,020 <text:s text:c="4"/>AS Monaco</text:p>
      <text:p text:style-name="Standard"><text:s text:c="17"/>0,000 <text:s text:c="3"/>0,010 <text:s text:c="3"/>0,000 <text:s text:c="5"/>0,000 <text:s text:c="3"/>0,000 <text:s text:c="5"/>-0,010 <text:s text:c="2"/>0,490 <text:s text:c="4"/>0,010 <text:s text:c="4"/>Bayer 04 Leverkusen</text:p>
      <text:p text:style-name="Standard"><text:s text:c="17"/>0,000 <text:s text:c="3"/>0,000 <text:s text:c="3"/>? <text:s text:c="9"/>0,000 <text:s text:c="3"/>? <text:s text:c="9"/>? <text:s text:c="7"/>0,480 <text:s text:c="4"/>0,010 <text:s text:c="4"/>AS Saint-Etienne</text:p>
      <text:p text:style-name="Standard"><text:s text:c="17"/>0,000 <text:s text:c="3"/>0,000 <text:s text:c="3"/>? <text:s text:c="9"/>0,000 <text:s text:c="3"/>? <text:s text:c="9"/>? <text:s text:c="7"/>0,495 <text:s text:c="4"/>0,010 <text:s text:c="4"/>Athletic Club de Bilbao</text:p>
      <text:p text:style-name="Standard">Weighted Avg. <text:s text:c="3"/>0,180 <text:s text:c="3"/>0,072 <text:s text:c="3"/>? <text:s text:c="9"/>0,180 <text:s text:c="3"/>? <text:s text:c="9"/>? <text:s text:c="7"/>0,552 <text:s text:c="4"/>0,129 <text:s text:c="4"/></text:p>
      <text:p text:style-name="Standard"/>
      <text:p text:style-name="Standard">=== Confusion Matrix ===</text:p>
      <text:p text:style-name="Standard"/>
      <text:p text:style-name="Standard"><text:s/>a b c d e f g h i j k l m n o p q r s t u v <text:s text:c="2"/>&lt;-- classified as</text:p>
      <text:p text:style-name="Standard"><text:s/>5 3 1 1 2 0 0 0 0 0 0 0 0 0 0 0 0 0 0 0 0 0 | a = Real Madrid CF</text:p>
      <text:p text:style-name="Standard"><text:s/>3 0 0 2 0 1 1 0 1 0 0 0 0 0 0 0 0 0 0 0 0 0 | b = FC Barcelona</text:p>
      <text:p text:style-name="Standard"><text:s/>1 0 0 1 0 0 1 0 0 1 0 0 0 1 0 0 0 0 0 0 0 0 | c = Paris Saint-Germain</text:p>
      <text:p text:style-name="Standard"><text:s/>2 2 2 1 2 1 1 0 0 0 0 0 1 0 0 0 0 0 0 0 0 0 | d = FC Bayern Munich</text:p>
      <text:p text:style-name="Standard"><text:s/>1 1 0 1 2 1 0 0 0 0 0 0 0 0 0 0 0 0 0 0 0 0 | e = Manchester United</text:p>
      <text:p text:style-name="Standard"><text:s/>1 0 1 2 0 2 1 0 0 0 0 0 0 0 0 1 0 0 0 0 0 0 | f = Chelsea</text:p>
      <text:p text:style-name="Standard"><text:s/>0 1 2 2 1 0 2 0 0 0 0 0 1 0 0 0 0 0 0 0 0 0 | g = Juventus</text:p>
      <text:p text:style-name="Standard"><text:s/>2 0 1 1 0 1 0 0 0 0 0 0 1 0 0 0 0 0 0 0 0 0 | h = Manchester City</text:p>
      <text:p text:style-name="Standard"><text:s/>0 1 0 0 0 1 2 0 0 0 0 0 0 0 0 0 0 0 0 0 0 0 | i = Arsenal</text:p>
      <text:p text:style-name="Standard"><text:s/>0 0 0 1 0 0 1 0 0 3 0 0 0 0 1 0 0 0 0 0 0 0 | j = Atletico Madrid</text:p>
      <text:p text:style-name="Standard"><text:s/>0 0 1 0 0 0 0 0 0 0 1 0 1 0 0 0 0 0 0 0 0 0 | k = Borussia Dortmund</text:p>
      <text:p text:style-name="Standard"><text:s/>0 0 0 1 0 0 0 0 0 0 0 0 0 0 0 0 0 0 0 0 0 0 | l = Milan</text:p>
      <text:p text:style-name="Standard"><text:s/>1 0 0 1 0 0 1 0 0 0 1 0 2 0 0 0 0 0 0 0 0 0 | m = Tottenham Hotspur</text:p>
      <text:p text:style-name="Standard"><text:s/>0 0 1 0 0 0 1 0 0 0 1 0 0 0 0 0 0 0 0 0 0 0 | n = Napoli</text:p>
      <text:p text:style-name="Standard"><text:s/>0 0 0 0 0 0 1 0 0 1 0 0 0 0 0 0 0 0 0 0 0 0 | o = Inter</text:p>
      <text:p text:style-name="Standard"><text:s/>1 0 0 0 1 0 0 0 0 0 0 0 0 0 0 0 0 0 0 0 0 0 | p = Liverpool</text:p>
      <text:p text:style-name="Standard"><text:s/>0 0 1 0 0 0 0 0 0 0 0 0 0 0 0 0 0 0 0 0 0 0 | q = Roma</text:p>
      <text:p text:style-name="Standard"><text:s/>0 0 0 0 0 0 1 0 0 0 0 0 0 0 0 0 0 0 0 0 0 0 | r = Besiktas</text:p>
      <text:p text:style-name="Standard"><text:s/>0 0 0 0 0 0 0 0 0 0 0 0 0 0 1 0 0 0 0 1 0 0 | s = AS Monaco</text:p>
      <text:p text:style-name="Standard"><text:s/>0 0 0 0 0 0 0 0 0 1 0 0 0 0 0 0 0 0 0 0 0 0 | t = Bayer 04 Leverkusen</text:p>
      <text:p text:style-name="Standard"><text:s/>0 0 0 0 0 0 0 0 0 0 0 0 0 0 0 0 0 0 1 0 0 0 | u = AS Saint-Etienne</text:p>
      <text:p text:style-name="Standard"><text:s/>0 0 0 0 0 0 0 0 0 0 0 0 0 0 0 0 0 0 1 0 0 0 | v = Athletic Club de Bilba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20:59:10.745000000</meta:creation-date>
    <dc:date>2019-11-18T20:59:40.827000000</dc:date>
    <meta:editing-duration>PT30S</meta:editing-duration>
    <meta:editing-cycles>1</meta:editing-cycles>
    <meta:document-statistic meta:table-count="0" meta:image-count="0" meta:object-count="0" meta:page-count="3" meta:paragraph-count="131" meta:word-count="1409" meta:character-count="7158" meta:non-whitespace-character-count="4063"/>
    <meta:generator>LibreOffice/6.2.4.2$Windows_X86_64 LibreOffice_project/2412653d852ce75f65fbfa83fb7e7b669a126d64</meta:generator>
  </office:meta>
</office:document-meta>
</file>